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d38d" officeooo:paragraph-rsid="0009d38d"/>
    </style:style>
    <style:style style:name="P2" style:family="paragraph" style:parent-style-name="Standard">
      <style:text-properties officeooo:rsid="000ac8dd" officeooo:paragraph-rsid="000ac8dd"/>
    </style:style>
    <style:style style:name="P3" style:family="paragraph" style:parent-style-name="Standard">
      <style:text-properties officeooo:rsid="000b02ae" officeooo:paragraph-rsid="000b02ae"/>
    </style:style>
    <style:style style:name="P4" style:family="paragraph" style:parent-style-name="Standard">
      <style:text-properties officeooo:rsid="000be608" officeooo:paragraph-rsid="000be608"/>
    </style:style>
    <style:style style:name="P5" style:family="paragraph" style:parent-style-name="Standard">
      <style:text-properties officeooo:paragraph-rsid="000be608"/>
    </style:style>
    <style:style style:name="P6" style:family="paragraph" style:parent-style-name="Standard">
      <style:text-properties officeooo:rsid="000d982c" officeooo:paragraph-rsid="000d982c"/>
    </style:style>
    <style:style style:name="P7" style:family="paragraph" style:parent-style-name="List_20_Paragraph" style:list-style-name="WWNum1"/>
    <style:style style:name="P8" style:family="paragraph" style:parent-style-name="Standard" style:master-page-name="Standard">
      <style:paragraph-properties style:page-number="auto"/>
    </style:style>
    <style:style style:name="P9" style:family="paragraph" style:parent-style-name="Standard">
      <style:text-properties officeooo:rsid="000d982c" officeooo:paragraph-rsid="000d982c"/>
    </style:style>
    <style:style style:name="P10" style:family="paragraph" style:parent-style-name="Standard">
      <style:text-properties officeooo:rsid="000d982c" officeooo:paragraph-rsid="000ea191"/>
    </style:style>
    <style:style style:name="P11" style:family="paragraph" style:parent-style-name="Standard">
      <style:text-properties officeooo:rsid="000d982c" officeooo:paragraph-rsid="000f8083"/>
    </style:style>
    <style:style style:name="P12" style:family="paragraph" style:parent-style-name="Standard">
      <style:text-properties officeooo:rsid="000d982c" officeooo:paragraph-rsid="00113bcf"/>
    </style:style>
    <style:style style:name="P13" style:family="paragraph" style:parent-style-name="Standard">
      <style:text-properties officeooo:rsid="000d982c" officeooo:paragraph-rsid="0011e879"/>
    </style:style>
    <style:style style:name="P14" style:family="paragraph" style:parent-style-name="Standard">
      <style:text-properties officeooo:rsid="000d982c" officeooo:paragraph-rsid="00133b1b"/>
    </style:style>
    <style:style style:name="P15" style:family="paragraph" style:parent-style-name="Standard">
      <style:text-properties officeooo:rsid="000d982c" officeooo:paragraph-rsid="0014e512"/>
    </style:style>
    <style:style style:name="P16" style:family="paragraph" style:parent-style-name="Standard">
      <style:text-properties officeooo:rsid="000ea191" officeooo:paragraph-rsid="000ea191"/>
    </style:style>
    <style:style style:name="P17" style:family="paragraph" style:parent-style-name="Standard">
      <style:text-properties officeooo:rsid="000ea191" officeooo:paragraph-rsid="00113bcf"/>
    </style:style>
    <style:style style:name="P18" style:family="paragraph" style:parent-style-name="Standard">
      <style:text-properties officeooo:rsid="000ea191" officeooo:paragraph-rsid="0011e879"/>
    </style:style>
    <style:style style:name="P19" style:family="paragraph" style:parent-style-name="Standard">
      <style:text-properties officeooo:paragraph-rsid="000ea191"/>
    </style:style>
    <style:style style:name="P20" style:family="paragraph" style:parent-style-name="Standard">
      <style:text-properties officeooo:paragraph-rsid="000f8083"/>
    </style:style>
    <style:style style:name="P21" style:family="paragraph" style:parent-style-name="Standard">
      <style:text-properties officeooo:paragraph-rsid="0011e879"/>
    </style:style>
    <style:style style:name="P22" style:family="paragraph" style:parent-style-name="Standard">
      <style:text-properties officeooo:paragraph-rsid="00133b1b"/>
    </style:style>
    <style:style style:name="P23" style:family="paragraph" style:parent-style-name="Standard">
      <style:text-properties officeooo:paragraph-rsid="0014e512"/>
    </style:style>
    <style:style style:name="T1" style:family="text">
      <style:text-properties officeooo:rsid="000ac8dd"/>
    </style:style>
    <style:style style:name="T2" style:family="text">
      <style:text-properties officeooo:rsid="000b02ae"/>
    </style:style>
    <style:style style:name="T3" style:family="text">
      <style:text-properties officeooo:rsid="000be608"/>
    </style:style>
    <style:style style:name="T4" style:family="text">
      <style:text-properties officeooo:rsid="000c54e5"/>
    </style:style>
    <style:style style:name="T5" style:family="text">
      <style:text-properties officeooo:rsid="000ea191"/>
    </style:style>
    <style:style style:name="T6" style:family="text">
      <style:text-properties officeooo:rsid="000d982c"/>
    </style:style>
    <style:style style:name="T7" style:family="text">
      <style:text-properties officeooo:rsid="000f8083"/>
    </style:style>
    <style:style style:name="T8" style:family="text">
      <style:text-properties officeooo:rsid="00113bcf"/>
    </style:style>
    <style:style style:name="T9" style:family="text">
      <style:text-properties officeooo:rsid="0011e879"/>
    </style:style>
    <style:style style:name="T10" style:family="text">
      <style:text-properties officeooo:rsid="00133b1b"/>
    </style:style>
    <style:style style:name="T11" style:family="text">
      <style:text-properties officeooo:rsid="0014e5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ijedlog ili povelja projekta</text:p>
      <text:p text:style-name="Standard"/>
      <text:p text:style-name="Standard">naziv: cuvanje kucnih ljubimaca</text:p>
      <text:p text:style-name="Standard">kratica: CKLJ</text:p>
      <text:p text:style-name="Standard">kratki opis projekta: ideja projekta je napraviti programsku potporu za cuvanje kucnih ljubimaca. Zelja je </text:p>
      <text:p text:style-name="Standard">svrha: spojiti ljude koji potrazuju I nude usluge cuvanje kucnih ljubimaca.</text:p>
      <text:p text:style-name="Standard">ciljevi: omoguciti jednostavno, brzo I fleksibilno spajanje ljudi koji potrazuju i nude usluge cuvanje kucnih ljubimaca. Pod cuvanje kucnih ljubimaca smatraju se usluge hranjenja, odrzavanja, provodenje vremena s njima. Omoguciti sigurnost u cijelom procesu te promovirati nesto vezano za zivotnije TODO</text:p>
      <text:p text:style-name="Standard">potencijalni korisnici ili trziste: Korisnici koji ce se koristiti programskom potporu su podijeljeni u dvije kategorije; oni koji potrazuju uslugu (u daljnjem tekstu potrazivac) I oni koji nude uslugu (u daljnjem tekstu ponudac). </text:p>
      <text:p text:style-name="Standard">Korisnici koji potrazuju uslugu su oni koji posjeduju il ce posjedovati kucnog ili kucne ljubimce, a korisnici koji nude uslugu su oni koji su spremni ponuditi usluge cuvanja kucnih ljubimaca s ciljem ostvarivanja novcane naknade.</text:p>
      <text:p text:style-name="Standard">isporuke: Prva isporuka aplikacije bi omogucila temeljnu funkcionalnost spajanja potrazivaca I ponudaca usluge temeljeno na vrsti kucnog ljubimca I usluzi. Iduce iteracija iteracija bi omogucila sustav ocjenjivaca potrazivaca I ponudaca.</text:p>
      <text:p text:style-name="Standard">kriteriji za mjerenje uspjesnosti: </text:p>
      <text:list xml:id="list3438538089" text:style-name="WWNum1">
        <text:list-item>
          <text:p text:style-name="P7">Broj detektiranih bugova nakon svake isporuke</text:p>
        </text:list-item>
        <text:list-item>
          <text:p text:style-name="P7">Ostvarivanje dobiti od posredovanja</text:p>
        </text:list-item>
        <text:list-item>
          <text:p text:style-name="P7">Zadovoljstvo korisnika aplikacije mjereno kroz ankete u Kojima se stjece uvid u to jesu li koristili druge aplikacije te presli na ovu, Koliko dugo se koriste ovom aplikacijom I Koliko su sretni te koju ocjenu aplikaciji daju</text:p>
        </text:list-item>
        <text:list-item>
          <text:p text:style-name="P7">Broj drugih slicnih programskih potpora nastalih uzevsi inspiraciju iz ove te trzisni udio ove programske potpore naspram drugih.</text:p>
        </text:list-item>
      </text:list>
      <text:p text:style-name="Standard"/>
      <text:p text:style-name="Standard">Plan projekta</text:p>
      <text:p text:style-name="Standard"/>
      <text:p text:style-name="Standard">Faze I kljucni koraci</text:p>
      <text:p text:style-name="Standard">Ganttogram s prekretnicama (milestones) isporuka</text:p>
      <text:p text:style-name="Standard"/>
      <text:p text:style-name="P1"><text:soft-page-break/>Cilj projekta je razviti programsku podršku za stvaranje web aplikacije “cuvanje kucnih ljubimaca” koja korisnicima omogucava potrazivanje odnosno ponudivanje usluga cuvanja kucnih ljubimaca. Aplikacija ce pruzati mogucnost spajanja tih dvije vrsta korisnika I to na intuitivan, brz I efikasan nacin. </text:p>
      <text:p text:style-name="P1">Prilikom pokretanja aplikacije prikazuje se ekran za registristraciju odnosno prijavu. To je moguce odraditi kao ponudac ili kao potrazivac usluga ili oboje. Nakon valljanog unosa podataka otvara se stranica na kojoj se prikazuje karta s lokacijama potrazivaca odnosno ponudivaca usluga. Klikom na lokaciju potrazivaca ili ponudivaca prikazuju se informacije o uslugama koje ta osoba potrazuje ili nudi. Takoder se prikazuje <text:span text:style-name="T1">mogucnost otvaranja razgovora s odabranom osobom. <text:s/></text:span><text:span text:style-name="T2">Administrator ima mogucnost moderiranja oglasa I upravljanja korisnickim profilima</text:span></text:p>
      <text:p text:style-name="P2">U iducim isporukama zelja je omoguciti placanje kroz aplikaciju, izmjenu osobnih podataka te sustav ocjenjivanja. <text:span text:style-name="T3">Dodavanje tvrtki koje imajuj svoje ponudace uusluga</text:span></text:p>
      <text:p text:style-name="P2">Pri registraciji potrebno je unjeti sljedece podatke: korisnicko ime, OIB, ime, prezime, e-mail, broj kreditne kartice, slika osobne iskaznice, lozinka</text:p>
      <text:p text:style-name="P2">Svaki korisnik ima mogucnost oglasavanja te odabire opciju potrazivanja ili ponudivanja usluga te moze filtrirati oglasse po potrazivanju ili ponudivanja.</text:p>
      <text:p text:style-name="P2"/>
      <text:p text:style-name="P3">Specifikacija</text:p>
      <text:p text:style-name="P3">funkcionalni zahtjevi</text:p>
      <text:p text:style-name="P3"/>
      <text:p text:style-name="P4">dionci</text:p>
      <text:p text:style-name="P4"><text:tab/><text:span text:style-name="T4">neregistrirani korisnik</text:span></text:p>
      <text:p text:style-name="P4"><text:tab/><text:span text:style-name="T4">korisnik (pod ovim se smatra </text:span>ponudac <text:span text:style-name="T4">I </text:span><text:tab/>potrazivac<text:span text:style-name="T4">)</text:span></text:p>
      <text:p text:style-name="P4"><text:tab/>administrator</text:p>
      <text:p text:style-name="P4"><text:tab/></text:p>
      <text:p text:style-name="P4">aktori I njihovi funkcionalni zahtjevi</text:p>
      <text:p text:style-name="P4"><text:tab/><text:span text:style-name="T4">neregistrirani korisnik (inicijator)</text:span></text:p>
      <text:p text:style-name="P4"><text:tab/><text:tab/><text:span text:style-name="T4">registracija</text:span></text:p>
      <text:p text:style-name="P4"><text:tab/><text:tab/><text:span text:style-name="T4">dobivanje ovlasti registriranog korisnika</text:span></text:p>
      <text:p text:style-name="P4"/>
      <text:p text:style-name="P5"><text:span text:style-name="T3"><text:tab/></text:span><text:span text:style-name="T4">korisnik (inicijator)</text:span></text:p>
      <text:p text:style-name="P5"><text:tab/><text:tab/><text:span text:style-name="T4">prijava</text:span></text:p>
      <text:p text:style-name="P4"><text:tab/><text:tab/>postavljanje oglasa, upravljanje oglasom <text:span text:style-name="T9">(CRUD)</text:span></text:p>
      <text:p text:style-name="P4"><text:soft-page-break/><text:tab/><text:tab/>izmjena osobnih podataka</text:p>
      <text:p text:style-name="P4"><text:tab/><text:tab/>pregledavanje tudih oglasa</text:p>
      <text:p text:style-name="P4"><text:tab/><text:tab/>reagiranje na tude oglase (prijava oglasa, slanje poruka)</text:p>
      <text:p text:style-name="P4"><text:tab/><text:span text:style-name="T4">administrator (inicijator)</text:span></text:p>
      <text:p text:style-name="P4"><text:tab/><text:tab/><text:span text:style-name="T4">upravljanje oglasima, korisnicima</text:span></text:p>
      <text:p text:style-name="P4"><text:tab/><text:span text:style-name="T4">baza podataka (incijator)</text:span></text:p>
      <text:p text:style-name="P4"><text:tab/><text:tab/><text:span text:style-name="T4">pohranjivanje podataka o korisnicama</text:span></text:p>
      <text:p text:style-name="P4"><text:tab/></text:p>
      <text:p text:style-name="P6">obrasci uporabe</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ragan Jovanovic</meta:initial-creator>
    <meta:editing-cycles>11</meta:editing-cycles>
    <meta:creation-date>2022-03-23T13:02:00</meta:creation-date>
    <dc:date>2022-03-27T03:09:17.597203829</dc:date>
    <meta:editing-duration>PT1H52M2S</meta:editing-duration>
    <meta:generator>LibreOffice/6.4.7.2$Linux_X86_64 LibreOffice_project/40$Build-2</meta:generator>
    <meta:document-statistic meta:table-count="0" meta:image-count="0" meta:object-count="0" meta:page-count="3" meta:paragraph-count="45" meta:word-count="500" meta:character-count="3739" meta:non-whitespace-character-count="32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